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893cm" svg:y="0.551cm">
            <draw:object draw:notify-on-update-of-ranges="Sheet1.A2:Sheet1.A3 Sheet1.B2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0:37:47.604822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4-17T10:39:01.451172861</dc:date>
    <meta:editing-duration>PT3H50M53S</meta:editing-duration>
    <meta:editing-cycles>12</meta:editing-cycles>
    <meta:generator>LibreOffice/24.2.2.2$MacOSX_X86_64 LibreOffice_project/d56cc158d8a96260b836f100ef4b4ef25d6f1a01</meta:generator>
    <meta:document-statistic meta:table-count="1" meta:cell-count="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2:Sheet1.B3" svg:x="0.609cm" svg:y="0.194cm" svg:width="29.278cm" svg:height="9.333cm">
          <chart:coordinate-region svg:x="1.048cm" svg:y="0.395cm" svg:width="28.603cm" svg:height="8.4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" chart:class="chart:scatter">
            <chart:domain table:cell-range-address="Sheet1.A2:Sheet1.A3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3</svg:desc>
                </draw:g>
              </table:table-cell>
              <table:table-cell office:value-type="float" office:value="1">
                <text:p>1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MacOSX_X86_64 LibreOffice_project/d56cc158d8a96260b836f100ef4b4ef25d6f1a0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